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17859a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9354e" officeooo:paragraph-rsid="0017859a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officeooo:paragraph-rsid="0017859a"/>
    </style:style>
    <style:style style:name="P4" style:family="paragraph" style:parent-style-name="Standard" style:master-page-name="Standard">
      <style:paragraph-properties fo:text-align="start" style:justify-single-word="false" style:page-number="auto" style:writing-mode="lr-tb"/>
      <style:text-properties officeooo:paragraph-rsid="0017859a"/>
    </style:style>
    <style:style style:name="T1" style:family="text">
      <style:text-properties style:use-window-font-color="true" style:font-name="Liberation Serif" fo:font-size="12pt" fo:language="en" fo:country="IN" officeooo:rsid="000870b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" style:family="text">
      <style:text-properties style:use-window-font-color="true" style:font-name="Liberation Serif" fo:font-size="12pt" fo:language="en" fo:country="IN" officeooo:rsid="0009354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style:use-window-font-color="true" style:font-name="Liberation Serif" fo:font-size="12pt" fo:language="en" fo:country="IN" style:text-underline-style="none" officeooo:rsid="0009354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officeooo:rsid="000870be"/>
    </style:style>
    <style:style style:name="T5" style:family="text">
      <style:text-properties officeooo:rsid="0009354e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935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)</text:p>
      <text:p text:style-name="P1">Insertion Anaomilies:- <text:span text:style-name="T1">T</text:span>he values of VisitNo and ProvNo <text:span text:style-name="T1">should be known as they both are unique and act as PK.</text:span></text:p>
      <text:p text:style-name="P1"/>
      <text:p text:style-name="P1">Updation Anamoilies:- <text:span text:style-name="T1">Changing the value of ProvNo (D2) will reflect in other records (2 records).</text:span></text:p>
      <text:p text:style-name="P1"/>
      <text:p text:style-name="P1">Deletion Anamoilies:- <text:span text:style-name="T1">If D2 is deleted, the records which use D2 as a parameter will be deleted as well</text:span>.</text:p>
      <text:p text:style-name="P1"/>
      <text:p text:style-name="P1"/>
      <text:p text:style-name="P1">2)</text:p>
      <text:p text:style-name="P1">Functional Dependecies:-</text:p>
      <text:p text:style-name="P1"><text:tab/><text:tab/></text:p>
      <text:p text:style-name="P1">PatNo -&gt; PatAge, PatZip<text:span text:style-name="T4">9</text:span></text:p>
      <text:p text:style-name="P1">PatZip<text:span text:style-name="T4">9</text:span> -&gt; PatCity</text:p>
      <text:p text:style-name="P1">VisitNo -&gt; VisitDate, <text:span text:style-name="T4">PatNo</text:span> </text:p>
      <text:p text:style-name="P1">VisitNo, ProvNo -&gt; Diagnosis</text:p>
      <text:p text:style-name="P1">ProvNo -&gt; ProvEmail, ProvSpeciality</text:p>
      <text:p text:style-name="P1">ProvEmail -&gt; ProvNo</text:p>
      <text:p text:style-name="P1"/>
      <text:p text:style-name="P1">Tables:-</text:p>
      <text:p text:style-name="P1"><text:tab/><text:tab/></text:p>
      <text:p text:style-name="P1">Patient: PatNo - PK, PatAge, PatZip<text:span text:style-name="T4">9</text:span></text:p>
      <text:p text:style-name="P1"/>
      <text:p text:style-name="P1"><text:span text:style-name="T5">PatientZip: PatZip9 – PK, PatCity</text:span></text:p>
      <text:p text:style-name="P1"/>
      <text:p text:style-name="P1">Visit: VisitNo - PK, PatNo - FK, VisitDate</text:p>
      <text:p text:style-name="P1"/>
      <text:p text:style-name="P1">Provision: ProvNo - PK, ProvEmail - <text:span text:style-name="T5">UNIQUE</text:span>, ProvSpeciality</text:p>
      <text:p text:style-name="P1"/>
      <text:p text:style-name="P1"><text:span text:style-name="T2">Diagnostics</text:span>: VisitNo - PK FK, ProvNo - PK FK, Diagnosis</text:p>
      <text:p text:style-name="P1"/>
      <text:p text:style-name="P1"/>
      <text:p text:style-name="P1">3)</text:p>
      <text:p text:style-name="P1"/>
      <text:p text:style-name="P1">Student: <text:span text:style-name="T5">StdNo - PK</text:span>, StdName, StdEmail, StdAddress, StdCity, StdState, StdZip</text:p>
      <text:p text:style-name="P3">Lender<text:span text:style-name="T6">: </text:span><text:span text:style-name="T7">LenderNo - PK</text:span><text:span text:style-name="T3">, </text:span>LenderName</text:p>
      <text:p text:style-name="P1">Institution: <text:span text:style-name="T5">InstNo - PK,</text:span> InstName, InstMascot</text:p>
      <text:p text:style-name="P1"/>
      <text:p text:style-name="P2">Since only the PK(s) are unique, it is in BCNF.</text:p>
      <text:p text:style-name="P1"/>
      <text:p text:style-name="P1">4)</text:p>
      <text:p text:style-name="P1">OrdNo -&gt; ItemNo (1, 2), (3, 4)</text:p>
      <text:p text:style-name="P1">OrdNo -&gt; QrtOrd (3, 4)</text:p>
      <text:p text:style-name="P1">OrdNo -&gt; CustNo None</text:p>
      <text:p text:style-name="P1">OrdNo -&gt; CustBal None</text:p>
      <text:p text:style-name="P1">OrdNo -&gt; CustDisc None</text:p>
      <text:p text:style-name="P1">OrdNo -&gt; ItemPrice (1, 2), (3, 4)</text:p>
      <text:p text:style-name="P1">OrdNo -&gt; OrdDate Non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18:23:11.479196839</meta:creation-date>
    <dc:date>2021-07-26T18:23:37.985469955</dc:date>
    <meta:editing-duration>PT26S</meta:editing-duration>
    <meta:editing-cycles>1</meta:editing-cycles>
    <meta:document-statistic meta:table-count="0" meta:image-count="0" meta:object-count="0" meta:page-count="1" meta:paragraph-count="33" meta:word-count="185" meta:character-count="1104" meta:non-whitespace-character-count="944"/>
    <meta:generator>LibreOffice/6.4.7.2$Linux_X86_64 LibreOffice_project/40$Build-2</meta:generator>
  </office:meta>
</office:document-meta>
</file>